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.423cm" fo:margin-bottom="0.494cm" loext:contextual-spacing="true" fo:line-height="115%"/>
      <style:text-properties style:font-name="DejaVu Sans"/>
    </style:style>
    <style:style style:name="P2" style:family="paragraph" style:parent-style-name="List_20_Paragraph" style:list-style-name="WWNum1">
      <style:paragraph-properties fo:margin-top="0cm" fo:margin-bottom="0.494cm" loext:contextual-spacing="true" fo:line-height="115%"/>
      <style:text-properties style:font-name="DejaVu Sans"/>
    </style:style>
    <style:style style:name="P3" style:family="paragraph" style:parent-style-name="List_20_Paragraph" style:list-style-name="WWNum1">
      <style:paragraph-properties fo:margin-top="0.494cm" fo:margin-bottom="0.494cm" loext:contextual-spacing="true" fo:line-height="115%"/>
      <style:text-properties style:font-name="DejaVu Sans"/>
    </style:style>
    <style:style style:name="P4" style:family="paragraph" style:parent-style-name="List_20_Paragraph" style:list-style-name="WWNum1">
      <style:paragraph-properties fo:margin-top="0.318cm" fo:margin-bottom="0.494cm" loext:contextual-spacing="true" fo:line-height="115%"/>
      <style:text-properties style:font-name="DejaVu Sans"/>
    </style:style>
    <style:style style:name="P5" style:family="paragraph" style:parent-style-name="Standard">
      <style:paragraph-properties fo:line-height="115%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DejaVu Sans" fo:font-size="12pt" officeooo:rsid="000efd3d" officeooo:paragraph-rsid="000efd3d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DejaVu Sans" fo:font-size="12pt" officeooo:rsid="000efd3d" officeooo:paragraph-rsid="000efd3d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DejaVu Sans" fo:font-size="12pt" officeooo:paragraph-rsid="000efd3d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DejaVu Sans" officeooo:paragraph-rsid="000efd3d"/>
    </style:style>
    <style:style style:name="P15" style:family="paragraph" style:parent-style-name="Standard">
      <style:paragraph-properties fo:margin-top="0cm" fo:margin-bottom="0cm" loext:contextual-spacing="false" fo:line-height="115%"/>
      <style:text-properties style:font-name="DejaVu Sans" officeooo:paragraph-rsid="000efd3d"/>
    </style:style>
    <style:style style:name="P16" style:family="paragraph" style:parent-style-name="Standard">
      <style:paragraph-properties fo:margin-top="0.494cm" fo:margin-bottom="0.494cm" loext:contextual-spacing="false" fo:line-height="115%"/>
      <style:text-properties style:font-name="DejaVu Sans" officeooo:paragraph-rsid="000efd3d"/>
    </style:style>
    <style:style style:name="P17" style:family="paragraph" style:parent-style-name="Standard">
      <style:paragraph-properties fo:margin-top="0.494cm" fo:margin-bottom="0.494cm" loext:contextual-spacing="false" fo:line-height="115%"/>
      <style:text-properties style:font-name="DejaVu Sans"/>
    </style:style>
    <style:style style:name="P18" style:family="paragraph" style:parent-style-name="Standard">
      <style:paragraph-properties fo:margin-top="0.494cm" fo:margin-bottom="0.494cm" loext:contextual-spacing="false" fo:line-height="115%" fo:text-align="justify" style:justify-single-word="false"/>
      <style:text-properties style:font-name="DejaVu Sans"/>
    </style:style>
    <style:style style:name="P19" style:family="paragraph" style:parent-style-name="Standard">
      <style:paragraph-properties fo:margin-top="0.318cm" fo:margin-bottom="0.494cm" loext:contextual-spacing="false" fo:line-height="115%"/>
      <style:text-properties style:font-name="DejaVu Sans"/>
    </style:style>
    <style:style style:name="P20" style:family="paragraph" style:parent-style-name="Standard">
      <style:paragraph-properties fo:margin-top="0.106cm" fo:margin-bottom="0cm" loext:contextual-spacing="false" fo:line-height="115%" fo:text-align="justify" style:justify-single-word="false"/>
      <style:text-properties style:font-name="DejaVu Sans"/>
    </style:style>
    <style:style style:name="P21" style:family="paragraph" style:parent-style-name="Standard">
      <style:paragraph-properties fo:margin-left="0.564cm" fo:margin-right="0cm" fo:margin-top="0.212cm" fo:margin-bottom="0cm" loext:contextual-spacing="false" fo:line-height="115%" fo:text-indent="0cm" style:auto-text-indent="false"/>
      <style:text-properties style:font-name="DejaVu Sans"/>
    </style:style>
    <style:style style:name="P22" style:family="paragraph" style:parent-style-name="Standard">
      <style:paragraph-properties fo:margin-left="0.564cm" fo:margin-right="0cm" fo:margin-top="0cm" fo:margin-bottom="0cm" loext:contextual-spacing="false" fo:line-height="115%" fo:text-indent="0cm" style:auto-text-indent="false"/>
      <style:text-properties style:font-name="DejaVu Sans"/>
    </style:style>
    <style:style style:name="P23" style:family="paragraph" style:parent-style-name="Standard">
      <style:paragraph-properties fo:margin-left="0.564cm" fo:margin-right="0cm" fo:margin-top="0cm" fo:margin-bottom="0cm" loext:contextual-spacing="false" fo:line-height="115%" fo:text-indent="0.684cm" style:auto-text-indent="false"/>
      <style:text-properties style:font-name="DejaVu Sans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indent="0.564cm" style:auto-text-indent="false"/>
      <style:text-properties style:font-name="DejaVu Sans"/>
    </style:style>
    <style:style style:name="P25" style:family="paragraph" style:parent-style-name="Standard">
      <style:paragraph-properties fo:margin-left="0cm" fo:margin-right="0cm" fo:margin-top="0.071cm" fo:margin-bottom="0cm" loext:contextual-spacing="false" fo:line-height="115%" fo:text-indent="0.564cm" style:auto-text-indent="false"/>
      <style:text-properties style:font-name="DejaVu Sans"/>
    </style:style>
    <style:style style:name="P26" style:family="paragraph" style:parent-style-name="Standard">
      <style:paragraph-properties fo:margin-left="0.635cm" fo:margin-right="0cm" fo:margin-top="0.494cm" fo:margin-bottom="0.494cm" loext:contextual-spacing="false" fo:line-height="115%" fo:text-indent="0cm" style:auto-text-indent="false"/>
      <style:text-properties fo:color="#000000" style:font-name="DejaVu Sans" fo:font-size="12pt" style:font-name-asian="Times New Roman1" style:font-size-asian="12pt" style:language-asian="ru" style:country-asian="RU" style:font-name-complex="Times New Roman1" style:font-size-complex="13.5pt"/>
    </style:style>
    <style:style style:name="P27" style:family="paragraph" style:parent-style-name="Standard">
      <style:paragraph-properties fo:margin-left="0.635cm" fo:margin-right="0cm" fo:margin-top="0.494cm" fo:margin-bottom="0.494cm" loext:contextual-spacing="false" fo:line-height="115%" fo:text-indent="0cm" style:auto-text-indent="false"/>
      <style:text-properties fo:color="#000000" style:font-name="DejaVu Sans" fo:font-size="12pt" fo:language="en" fo:country="US" style:font-name-asian="Times New Roman1" style:font-size-asian="12pt" style:language-asian="ru" style:country-asian="RU" style:font-name-complex="Times New Roman1" style:font-size-complex="13.5pt"/>
    </style:style>
    <style:style style:name="P28" style:family="paragraph" style:parent-style-name="Standard">
      <style:paragraph-properties fo:margin-left="0.635cm" fo:margin-right="0cm" fo:margin-top="0.494cm" fo:margin-bottom="0.494cm" loext:contextual-spacing="false" fo:line-height="115%" fo:text-indent="0cm" style:auto-text-indent="false"/>
      <style:text-properties style:font-name="DejaVu Sans"/>
    </style:style>
    <style:style style:name="P29" style:family="paragraph" style:parent-style-name="Standard">
      <style:paragraph-properties fo:margin-top="0.106cm" fo:margin-bottom="0.494cm" loext:contextual-spacing="false" fo:line-height="115%"/>
      <style:text-properties style:font-name="DejaVu Sans"/>
    </style:style>
    <style:style style:name="P30" style:family="paragraph" style:parent-style-name="Standard">
      <style:paragraph-properties fo:margin-left="0.071cm" fo:margin-right="0cm" fo:margin-top="0.494cm" fo:margin-bottom="0.494cm" loext:contextual-spacing="false" fo:line-height="115%" fo:text-indent="0.6cm" style:auto-text-indent="false"/>
      <style:text-properties style:font-name="DejaVu Sans"/>
    </style:style>
    <style:style style:name="P31" style:family="paragraph" style:parent-style-name="Standard">
      <style:paragraph-properties fo:margin-left="0.071cm" fo:margin-right="0cm" fo:margin-top="0cm" fo:margin-bottom="0cm" loext:contextual-spacing="false" fo:line-height="115%" fo:text-indent="0.6cm" style:auto-text-indent="false"/>
      <style:text-properties style:font-name="DejaVu Sans"/>
    </style:style>
    <style:style style:name="P32" style:family="paragraph" style:parent-style-name="Standard">
      <style:paragraph-properties fo:margin-left="0cm" fo:margin-right="0cm" fo:line-height="115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000000" style:font-name="DejaVu Sans" fo:font-size="12pt" fo:letter-spacing="normal" fo:font-style="normal" fo:font-weight="normal" officeooo:paragraph-rsid="000efd3d" style:font-size-asian="12pt" style:font-size-complex="12pt"/>
    </style:style>
    <style:style style:name="P33" style:family="paragraph" style:parent-style-name="Standard" style:master-page-name="Standard">
      <style:paragraph-properties fo:margin-left="0cm" fo:margin-right="0cm" fo:line-height="115%" fo:orphans="2" fo:widows="2" fo:text-indent="0cm" style:auto-text-indent="false" style:page-number="auto"/>
      <style:text-properties officeooo:paragraph-rsid="000efd3d"/>
    </style:style>
    <style:style style:name="T1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2pt" fo:language="en" fo:country="US" officeooo:rsid="000efd3d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fo:color="#000000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3.5pt" style:font-style-complex="italic" style:font-weight-complex="bold"/>
    </style:style>
    <style:style style:name="T5" style:family="text">
      <style:text-properties fo:color="#000000" fo:font-size="12pt" fo:font-style="italic" style:font-name-asian="Times New Roman1" style:font-size-asian="12pt" style:language-asian="ru" style:country-asian="RU" style:font-style-asian="italic" style:font-name-complex="Times New Roman1" style:font-size-complex="13.5pt" style:font-style-complex="italic"/>
    </style:style>
    <style:style style:name="T6" style:family="text">
      <style:text-properties fo:color="#000000" fo:font-size="12pt" fo:language="en" fo:country="US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3.5pt" style:font-style-complex="italic" style:font-weight-complex="bold"/>
    </style:style>
    <style:style style:name="T7" style:family="text">
      <style:text-properties fo:color="#000000" fo:font-size="12pt" fo:language="en" fo:country="US" style:font-name-asian="Times New Roman1" style:font-size-asian="12pt" style:language-asian="ru" style:country-asian="RU" style:font-name-complex="Times New Roman1" style:font-size-complex="13.5pt"/>
    </style:style>
    <style:style style:name="T8" style:family="text">
      <style:text-properties fo:color="#000000" fo:font-size="12pt" fo:language="en" fo:country="US" fo:font-weight="bold" style:font-name-asian="Times New Roman1" style:font-size-asian="12pt" style:language-asian="ru" style:country-asian="RU" style:font-weight-asian="bold" style:font-name-complex="Times New Roman1" style:font-size-complex="13.5pt"/>
    </style:style>
    <style:style style:name="T9" style:family="text">
      <style:text-properties fo:color="#000000" fo:font-size="12pt" style:font-name-asian="Times New Roman1" style:font-size-asian="12pt" style:language-asian="ru" style:country-asian="RU" style:font-name-complex="Times New Roman1" style:font-size-complex="13.5pt"/>
    </style:style>
    <style:style style:name="T10" style:family="text">
      <style:text-properties fo:color="#000000" fo:font-size="12pt" style:font-name-asian="Times New Roman1" style:font-size-asian="12pt" style:language-asian="ru" style:country-asian="RU" style:font-name-complex="Times New Roman1" style:font-size-complex="13.5pt" style:font-style-complex="italic"/>
    </style:style>
    <style:style style:name="T11" style:family="text">
      <style:text-properties fo:color="#000000" fo:font-size="12pt" style:font-name-asian="Times New Roman1" style:font-size-asian="12pt" style:language-asian="ru" style:country-asian="RU" style:font-name-complex="Times New Roman1" style:font-size-complex="13.5pt" style:font-weight-complex="bold"/>
    </style:style>
    <style:style style:name="T12" style:family="text">
      <style:text-properties fo:color="#000000" fo:font-size="12pt" fo:font-weight="bold" style:font-name-asian="Times New Roman1" style:font-size-asian="12pt" style:language-asian="ru" style:country-asian="RU" style:font-weight-asian="bold" style:font-name-complex="Times New Roman1" style:font-size-complex="13.5pt" style:font-weight-complex="bold"/>
    </style:style>
    <style:style style:name="T13" style:family="text">
      <style:text-properties fo:color="#000000" fo:font-size="12pt" fo:font-weight="bold" style:font-name-asian="Times New Roman1" style:font-size-asian="12pt" style:language-asian="ru" style:country-asian="RU" style:font-weight-asian="bold" style:font-name-complex="Times New Roman1" style:font-size-complex="13.5pt" style:font-style-complex="italic" style:font-weight-complex="bold"/>
    </style:style>
    <style:style style:name="T14" style:family="text">
      <style:text-properties fo:color="#000000" fo:font-size="12pt" fo:font-weight="bold" style:font-name-asian="Times New Roman1" style:font-size-asian="12pt" style:language-asian="ru" style:country-asian="RU" style:font-weight-asian="bold" style:font-name-complex="Times New Roman1" style:font-size-complex="13.5pt"/>
    </style:style>
    <style:style style:name="T15" style:family="text"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6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17" style:family="text"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8" style:family="text">
      <style:text-properties fo:font-size="12pt" fo:language="en" fo:country="US" officeooo:rsid="000efd3d" style:font-name-asian="Times New Roman1" style:font-size-asian="12pt" style:language-asian="ru" style:country-asian="RU" style:font-name-complex="Times New Roman1" style:font-size-complex="12pt"/>
    </style:style>
    <style:style style:name="T19" style:family="text">
      <style:text-properties officeooo:rsid="000efd3d"/>
    </style:style>
    <style:style style:name="T20" style:family="text">
      <style:text-properties fo:language="en" fo:country="US" style:font-name-asian="Times New Roman1" style:language-asian="ru" style:country-asian="RU" style:font-name-complex="Times New Roman1"/>
    </style:style>
    <style:style style:name="T21" style:family="text">
      <style:text-properties fo:language="en" fo:country="US" officeooo:rsid="000efd3d" style:font-name-asian="Times New Roman1" style:language-asian="ru" style:country-asian="RU" style:font-name-complex="Times New Roman1"/>
    </style:style>
    <style:style style:name="T22" style:family="text">
      <style:text-properties style:font-name-asian="Times New Roman1" style:language-asian="ru" style:country-asian="RU" style:font-name-complex="Times New Roman1"/>
    </style:style>
    <style:style style:name="T23" style:family="text">
      <style:text-properties officeooo:rsid="001ff70c"/>
    </style:style>
    <style:style style:name="T24" style:family="text">
      <style:text-properties fo:font-variant="normal" fo:text-transform="none" fo:color="#24292e" style:font-name="DejaVu Sans" fo:font-size="18pt" fo:letter-spacing="normal" fo:font-style="normal" fo:font-weight="bold" officeooo:rsid="000efd3d" style:font-size-asian="18pt" style:font-weight-asian="bold" style:font-size-complex="18pt" style:font-weight-complex="bold"/>
    </style:style>
    <style:style style:name="T25" style:family="text">
      <style:text-properties fo:font-variant="normal" fo:text-transform="none" fo:color="#24292e" style:font-name="DejaVu Sans" fo:font-size="18pt" fo:letter-spacing="normal" fo:font-style="normal" fo:font-weight="bold" officeooo:rsid="001ff70c" style:font-size-asian="18pt" style:font-weight-asian="bold" style:font-size-complex="18pt" style:font-weight-complex="bold"/>
    </style:style>
    <style:style style:name="T26" style:family="text">
      <style:text-properties style:font-name="SFMono-Regular" fo:font-size="9pt"/>
    </style:style>
    <style:style style:name="T27" style:family="text">
      <style:text-properties officeooo:rsid="001ff70c" style:font-size-asian="14pt" style:font-weight-asian="bold" style:font-size-complex="14pt" style:font-weight-complex="bold"/>
    </style:style>
    <style:style style:name="T28" style:family="text">
      <style:text-properties fo:font-size="9pt"/>
    </style:style>
    <style:style style:name="T29" style:family="text">
      <style:text-properties officeooo:rsid="001ff70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24">Четырнадцатый</text:span><text:span text:style-name="T25">(1</text:span><text:span text:style-name="T24">4</text:span><text:span text:style-name="T25">) Вопросы</text:span></text:p>
      <text:p text:style-name="P32"><text:span text:style-name="T29">1) Язык </text:span>C++. Числовые типы данных. Операции</text:p>
      <text:p text:style-name="P5"/>
      <text:p text:style-name="P5">Основные типы данных:</text:p>
      <text:p text:style-name="P13"><text:span text:style-name="T20">char <text:s text:c="4"/></text:span><text:span text:style-name="T21">| </text:span><text:span text:style-name="T20">1 байт <text:tab/> </text:span><text:span text:style-name="T21">| </text:span><text:span text:style-name="T20">-128 ... 127</text:span></text:p>
      <text:p text:style-name="P11"><text:span text:style-name="T20">int <text:s text:c="3"/><text:tab/> <text:s text:c="2"/>| 2 байта <text:s/>| -32767 ... 32768</text:span></text:p>
      <text:p text:style-name="P11"><text:span text:style-name="T20">float<text:tab/> <text:s text:c="2"/>| 4 <text:s/>байта | 3.4E-38 ... 3.4E38</text:span></text:p>
      <text:p text:style-name="P11">double | 8 байтов | <text:span text:style-name="T22">1.7E-308 ... 1.7E308</text:span></text:p>
      <text:p text:style-name="P14"><text:span text:style-name="T2"/></text:p>
      <text:p text:style-name="P15"><text:span text:style-name="T15">Над данными целочисленных типов: </text:span><text:span text:style-name="T16">%, &gt;&gt;, &lt;&lt;.&amp;, |, ^, ~, &gt;&gt;=, &lt;&lt;=, &amp;=, |=, ^=, &amp;&amp;, ||, !</text:span></text:p>
      <text:p text:style-name="P16"><text:span text:style-name="T15">Над данными всех числовых типов: </text:span><text:span text:style-name="T16">+. - (бинарный и унарный), *, /, =, +=, *=, /=, ++, --, &gt;, &lt;, &gt;=, &lt;=, ==, !=</text:span></text:p>
      <text:p text:style-name="P19"><text:span text:style-name="T4">Операция</text:span><text:span text:style-name="T6"> sizeof</text:span></text:p>
      <text:p text:style-name="P20"><text:span text:style-name="T9">Операция</text:span><text:span text:style-name="T7"> sizeof</text:span><text:span text:style-name="T9"> внешне выглядит весьма странно (она похожа на функцию), но это именно операция. Аргументом операции</text:span><text:span text:style-name="T7"> sizeof</text:span><text:span text:style-name="T9"> может быть имя типа или данное любого типа. Операция возвращает количество байт, которое занимает аргумент в памяти. Приведем пример:</text:span></text:p>
      <text:p text:style-name="P21"><text:span text:style-name="T7">#include &lt;stdio.h&gt;</text:span></text:p>
      <text:p text:style-name="P22"><text:span text:style-name="T7">void main(void)<text:line-break/>{ </text:span></text:p>
      <text:p text:style-name="P23"><text:span text:style-name="T7">printf("\nint\t%d\nl\t%d\nlL\t%d\n0.1\t%d\nchar\t%d\n\'a\'\t%d\n",<text:line-break/>  <text:tab/>sizeof(int),sizeof(l),sizeof(lL),sizeof(0.1),sizeof(char),sizeof('a'));</text:span></text:p>
      <text:p text:style-name="P24"><text:span text:style-name="T7">}</text:span></text:p>
      <text:p text:style-name="P26"/>
      <text:p text:style-name="P17"><text:span text:style-name="T4"> Арифметические операции над вещественными данными</text:span></text:p>
      <text:p text:style-name="P29"><text:span text:style-name="T9">Ничего существенно интересного об операциях над данными вещественного</text:span><text:span text:style-name="T12"> </text:span><text:span text:style-name="T9">типа сказать нельзя, поэтому просто ограничимся их перечислением: +,-, *, /, ++, -- (последние две операции могут быть префиксными и постфиксными),</text:span></text:p>
      <text:list xml:id="list51821850" text:style-name="WWNum1">
        <text:list-item>
          <text:p text:style-name="P1"><text:span text:style-name="T13">Операции отношения</text:span></text:p>
        </text:list-item>
      </text:list>
      <text:p text:style-name="P29"><text:span text:style-name="T9">Операции отношения (&gt;,&gt;=,&lt;,&lt;=,==, !</text:span><text:bookmark text:name="_GoBack"/><text:span text:style-name="T9">=) также совсем простые, и особенностей, связанных с их использованием, практически нет. Следует обратить внимание, что результатом операции отношения </text:span><text:soft-page-break/><text:span text:style-name="T9">является целое число (обычно 0, если результат операции "ложь", и 1, если "истина"; но гарантируется лишь то, что при "лжи" вырабатывается 0, а при "истине" — значение, отличное от нуля). Также надо обязательно обратить внимание (об этом еще пойдет речь ниже) на то, что </text:span><text:span text:style-name="T10">сравнение на равенство записывается с использованием двух знаков равенства.</text:span></text:p>
      <text:list xml:id="list192452646307581" text:continue-numbering="true" text:style-name="WWNum1">
        <text:list-item>
          <text:p text:style-name="P2"><text:span text:style-name="T13">Логические</text:span><text:span text:style-name="T4"> </text:span><text:span text:style-name="T13">операции</text:span></text:p>
        </text:list-item>
      </text:list>
      <text:p text:style-name="P25"><text:span text:style-name="T9">С логическими операциями, которых всего три (&amp;&amp;, | | , ! ), надо быть внимательными и не путать их с битовыми. Дело в том, что с точки зрения компилятора оба выражения: (а==1)&amp;&amp;(b&gt;2) и (а==1)&amp;(b&gt;2) являются синтаксически правильными. Ведь в результате выполнения операций отношения </text:span><text:span text:style-name="T5">==</text:span><text:span text:style-name="T9"> и &gt; получаются целые числа, с которыми можно производить как логическую операцию &amp; &amp;, так и битовую операцию &amp;. Подобные ошибки зачастую бывает весьма трудно "поймать", и они портят немало нервов и ученикам, и учителю.</text:span></text:p>
      <text:list xml:id="list192452880771992" text:continue-numbering="true" text:style-name="WWNum1">
        <text:list-item>
          <text:p text:style-name="P3"><text:span text:style-name="T13">Операция присваивания</text:span></text:p>
        </text:list-item>
      </text:list>
      <text:p text:style-name="P20"><text:span text:style-name="T9">С операцией присваивания для тех, кто изучает Си после Паскаля, иногда возникают проблемы. Самое важное: </text:span><text:span text:style-name="T5">в Си присваивание — именно операция, а не оператор, как в Паскале.</text:span><text:span text:style-name="T9"> Как и всякая другая, операция присваивания вырабатывает значение, которое может использоваться в выражениях. Самый простой пример, иллюстрирующий сказанное, следующий. Пусть нам нужно присвоить одно и то же значение нескольким переменным. В Паскале это можно сделать лишь последовательными присваиваниями: а:=1; b:=1; с:=1. В Си запись короче:</text:span><text:span text:style-name="T7"> a</text:span><text:span text:style-name="T9">=</text:span><text:span text:style-name="T7">b</text:span><text:span text:style-name="T9">=</text:span><text:span text:style-name="T7">c</text:span><text:span text:style-name="T9">=</text:span><text:span text:style-name="T7">l</text:span><text:span text:style-name="T9">;.</text:span></text:p>
      <text:p text:style-name="P18"><text:span text:style-name="T9">Для любой бинарной операции</text:span><text:span text:style-name="T12"> ор</text:span><text:span text:style-name="T9"> запись а=а</text:span><text:span text:style-name="T12"> ор</text:span><text:span text:style-name="T7"> b</text:span><text:span text:style-name="T9"> (понятно, что имена переменных могут быть и другими) может быть заменена более короткой (и более эффективной при реализации в машинном коде) записью:</text:span></text:p>
      <text:p text:style-name="P17"><text:span text:style-name="T12">а ор=</text:span><text:span text:style-name="T9"> b. Пример: выражение а=а+b; можно переписать в виде</text:span><text:span text:style-name="T7"> a</text:span><text:span text:style-name="T9">+=</text:span><text:span text:style-name="T7">b</text:span><text:span text:style-name="T9">;.</text:span></text:p>
      <text:list xml:id="list192453619814420" text:continue-numbering="true" text:style-name="WWNum1">
        <text:list-item>
          <text:p text:style-name="P4"><text:span text:style-name="T13">Операция запятая </text:span></text:p>
        </text:list-item>
      </text:list>
      <text:p text:style-name="P20"><text:span text:style-name="T9">Весьма специфическая операция "запятая" используется для связывания нескольких выражений в одно. Пример ее использования будет приведен чуть ниже, при рассмотрении управляющих конструкций (в частности, цикла</text:span><text:span text:style-name="T7"> for</text:span><text:span text:style-name="T9">).</text:span></text:p>
      <text:list xml:id="list192453901960062" text:continue-numbering="true" text:style-name="WWNum1">
        <text:list-item>
          <text:p text:style-name="P3"><text:span text:style-name="T13">Операция приведения к типу</text:span></text:p>
        </text:list-item>
      </text:list>
      <text:p text:style-name="P29"><text:soft-page-break/><text:span text:style-name="T9">При рассмотрении операций</text:span><text:span text:style-name="T12"> </text:span><text:span text:style-name="T11">над</text:span><text:span text:style-name="T9"> целыми числами (конкретно — операции деления) мы уже приводили "опасный" пример:</text:span></text:p>
      <text:p text:style-name="P30"><text:span text:style-name="T7">float</text:span><text:span text:style-name="T9"> с;<text:line-break/>     с=1/2;</text:span></text:p>
      <text:p text:style-name="P17"><text:span text:style-name="T9">и объяснили, почему переменная </text:span><text:span text:style-name="T5">с</text:span><text:span text:style-name="T9"> получит значение 0. Там же был указан и выход из положения — явно записать одно из чисел (или оба) как вещественное:</text:span></text:p>
      <text:p text:style-name="P31"><text:span text:style-name="T7">float</text:span><text:span text:style-name="T9"> с;<text:line-break/>      с=1./2;</text:span></text:p>
      <text:p text:style-name="P17"><text:span text:style-name="T9">Но такой прием работает, когда речь идет о числах, а как быть, когда вместо чисел у нас имеются, например, целые переменные? Приведем соответствующий пример:</text:span></text:p>
      <text:p text:style-name="P30"><text:span text:style-name="T7">float</text:span><text:span text:style-name="T9"> с;<text:line-break/>      </text:span><text:span text:style-name="T7">int</text:span><text:span text:style-name="T9"> </text:span><text:span text:style-name="T7">a</text:span><text:span text:style-name="T9">=</text:span><text:span text:style-name="T7">l</text:span><text:span text:style-name="T9">,</text:span><text:span text:style-name="T7">b</text:span><text:span text:style-name="T9">=2;<text:line-break/></text:span><text:span text:style-name="T7">     </text:span><text:span text:style-name="T9"> </text:span><text:span text:style-name="T7">c</text:span><text:span text:style-name="T9">=</text:span><text:span text:style-name="T7">a</text:span><text:span text:style-name="T9">/</text:span><text:span text:style-name="T7">b</text:span><text:span text:style-name="T9">;</text:span></text:p>
      <text:p text:style-name="P28"><text:span text:style-name="T8">bool</text:span><text:span text:style-name="T9">: логический тип. Может принимать одну из двух значений </text:span><text:span text:style-name="T7">true</text:span><text:span text:style-name="T9"> (истина) и </text:span><text:span text:style-name="T7">false</text:span><text:span text:style-name="T9"> (ложь). Размер занимаемой памяти для этого типа точно не определен.</text:span></text:p>
      <text:p text:style-name="P26"/>
      <text:p text:style-name="P28"><text:span text:style-name="T8">char</text:span><text:span text:style-name="T9">: представляет один символ в кодировке </text:span><text:span text:style-name="T7">ASCII</text:span><text:span text:style-name="T9">. Занимает в памяти 1 байт (8 бит). Может хранить любое значение из диапазона от -128 до 127, либо от 0 до 255</text:span></text:p>
      <text:p text:style-name="P26"/>
      <text:p text:style-name="P28"><text:span text:style-name="T8">signed</text:span><text:span text:style-name="T14"> </text:span><text:span text:style-name="T8">char</text:span><text:span text:style-name="T9">: представляет один символ. Занимает в памяти 1 байт (8 бит). Может хранить любой значение из диапазона от -128 до 127</text:span></text:p>
      <text:p text:style-name="P26"/>
      <text:p text:style-name="P28"><text:span text:style-name="T8">unsigned</text:span><text:span text:style-name="T14"> </text:span><text:span text:style-name="T8">char</text:span><text:span text:style-name="T9">: представляет один символ. Занимает в памяти 1 байт (8 бит). Может хранить любой значение из диапазона от 0 до 255</text:span></text:p>
      <text:p text:style-name="P26"/>
      <text:p text:style-name="P28"><text:span text:style-name="T8">wchar</text:span><text:span text:style-name="T14">_</text:span><text:span text:style-name="T8">t</text:span><text:span text:style-name="T9">: представляет расширенный символ. На </text:span><text:span text:style-name="T7">Windows</text:span><text:span text:style-name="T9"> занимает в памяти 2 байта (16 бит), на </text:span><text:span text:style-name="T7">Linux</text:span><text:span text:style-name="T9"> - 4 байта (32 бита). Может хранить </text:span><text:soft-page-break/><text:span text:style-name="T9">любой значение из диапазона от 0 до 65 535 (при 2 байтах), либо от 0 до 4 294 967 295 (для 4 байт)</text:span></text:p>
      <text:p text:style-name="P26"/>
      <text:p text:style-name="P28"><text:span text:style-name="T8">char</text:span><text:span text:style-name="T14">16_</text:span><text:span text:style-name="T8">t</text:span><text:span text:style-name="T9">: представляет один символ в кодировке </text:span><text:span text:style-name="T7">Unicode</text:span><text:span text:style-name="T9">. Занимает в памяти 2 байта (16 бит). Может хранить любой значение из диапазона от 0 до 65 535</text:span></text:p>
      <text:p text:style-name="P26"/>
      <text:p text:style-name="P28"><text:span text:style-name="T8">char</text:span><text:span text:style-name="T14">32_</text:span><text:span text:style-name="T8">t</text:span><text:span text:style-name="T9">: представляет один символ в кодировке </text:span><text:span text:style-name="T7">Unicode</text:span><text:span text:style-name="T9">. Занимает в памяти 4 байта (32 бита). Может хранить любой значение из диапазона от 0 до 4 294 967 295</text:span></text:p>
      <text:p text:style-name="P26"/>
      <text:p text:style-name="P28"><text:span text:style-name="T8">short</text:span><text:span text:style-name="T9">: представляет целое число в диапазоне от –32768 до 32767. Занимает в памяти 2 байта (16 бит).</text:span></text:p>
      <text:p text:style-name="P26"/>
      <text:p text:style-name="P28"><text:span text:style-name="T7">Данный тип также имеет синонимы short int, signed short int, signed short.</text:span></text:p>
      <text:p text:style-name="P27"/>
      <text:p text:style-name="P28"><text:span text:style-name="T8">unsigned</text:span><text:span text:style-name="T14"> </text:span><text:span text:style-name="T8">short</text:span><text:span text:style-name="T9">: представляет целое число в диапазоне от 0 до 65535. Занимает в памяти 2 байта (16 бит).</text:span></text:p>
      <text:p text:style-name="P26"/>
      <text:p text:style-name="P28"><text:span text:style-name="T9">Данный тип также имеет синоним </text:span><text:span text:style-name="T7">unsigned</text:span><text:span text:style-name="T9"> </text:span><text:span text:style-name="T7">short</text:span><text:span text:style-name="T9"> </text:span><text:span text:style-name="T7">int</text:span><text:span text:style-name="T9">.</text:span></text:p>
      <text:p text:style-name="P26"/>
      <text:p text:style-name="P28"><text:span text:style-name="T8">int</text:span><text:span text:style-name="T9">: представляет целое число. В зависимости от архитектуры процессора может занимать 2 байта (16 бит) или 4 байта (32 бита). Диапазон предельных значений соответственно также может варьироваться от –32768 до 32767 (при 2 байтах) или от −2 147 483 648 до 2 147 483 647 (при 4 байтах). Но в любом случае размер должен быть больше или равен размеру типа </text:span><text:span text:style-name="T7">short</text:span><text:span text:style-name="T9"> и меньше или равен размеру типа </text:span><text:span text:style-name="T7">long</text:span></text:p>
      <text:p text:style-name="P26"/>
      <text:p text:style-name="P28"><text:span text:style-name="T9">Данный тип имеет синонимы </text:span><text:span text:style-name="T7">signed</text:span><text:span text:style-name="T9"> </text:span><text:span text:style-name="T7">int</text:span><text:span text:style-name="T9"> и </text:span><text:span text:style-name="T7">signed</text:span><text:span text:style-name="T9">.</text:span></text:p>
      <text:p text:style-name="P26"><text:soft-page-break/></text:p>
      <text:p text:style-name="P28"><text:span text:style-name="T8">unsigned</text:span><text:span text:style-name="T14"> </text:span><text:span text:style-name="T8">int</text:span><text:span text:style-name="T9">: представляет положительное целое число. В зависимости от архитектуры процессора может занимать 2 байта (16 бит) или 4 байта (32 бита), и из-за этого диапазон предельных значений может меняться: от 0 до 65535 (для 2 байт), либо от 0 до 4 294 967 295 (для 4 байт).</text:span></text:p>
      <text:p text:style-name="P26"/>
      <text:p text:style-name="P28"><text:span text:style-name="T9">В качестве синонима этого типа может использоваться </text:span><text:span text:style-name="T7">unsigned</text:span></text:p>
      <text:p text:style-name="P26"/>
      <text:p text:style-name="P28"><text:span text:style-name="T8">long</text:span><text:span text:style-name="T9">: представляет целое число в диапазоне от −2 147 483 648 до 2 147 483 647. Занимает в памяти 4 байта (32 бита).</text:span></text:p>
      <text:p text:style-name="P26"/>
      <text:p text:style-name="P28"><text:span text:style-name="T9">У данного типа также есть синонимы </text:span><text:span text:style-name="T7">long</text:span><text:span text:style-name="T9"> </text:span><text:span text:style-name="T7">int</text:span><text:span text:style-name="T9">, </text:span><text:span text:style-name="T7">signed</text:span><text:span text:style-name="T9"> </text:span><text:span text:style-name="T7">long</text:span><text:span text:style-name="T9"> </text:span><text:span text:style-name="T7">int</text:span><text:span text:style-name="T9"> и </text:span><text:span text:style-name="T7">signed</text:span><text:span text:style-name="T9"> </text:span><text:span text:style-name="T7">long</text:span></text:p>
      <text:p text:style-name="P26"/>
      <text:p text:style-name="P28"><text:span text:style-name="T8">unsigned</text:span><text:span text:style-name="T14"> </text:span><text:span text:style-name="T8">long</text:span><text:span text:style-name="T9">: представляет целое число в диапазоне от 0 до 4 294 967 295. Занимает в памяти 4 байта (32 бита).</text:span></text:p>
      <text:p text:style-name="P26"/>
      <text:p text:style-name="P28"><text:span text:style-name="T9">Имеет</text:span><text:span text:style-name="T7"> </text:span><text:span text:style-name="T9">синоним</text:span><text:span text:style-name="T7"> unsigned long int.</text:span></text:p>
      <text:p text:style-name="P26"/>
      <text:p text:style-name="P28"><text:span text:style-name="T8">long</text:span><text:span text:style-name="T14"> </text:span><text:span text:style-name="T8">long</text:span><text:span text:style-name="T9">: представляет целое число в диапазоне от −9 223 372 036 854 775 808 до +9 223 372 036 854 775 807. Занимает в памяти, как правило, 8 байт (64 бита).</text:span></text:p>
      <text:p text:style-name="P26"/>
      <text:p text:style-name="P28"><text:span text:style-name="T9">Имеет</text:span><text:span text:style-name="T7"> </text:span><text:span text:style-name="T9">синонимы</text:span><text:span text:style-name="T7"> long long int, signed long long int </text:span><text:span text:style-name="T9">и</text:span><text:span text:style-name="T7"> signed long long.</text:span></text:p>
      <text:p text:style-name="P26"/>
      <text:p text:style-name="P28"><text:span text:style-name="T8">unsigned</text:span><text:span text:style-name="T14"> </text:span><text:span text:style-name="T8">long</text:span><text:span text:style-name="T14"> </text:span><text:span text:style-name="T8">long</text:span><text:span text:style-name="T9">: представляет целое число в диапазоне от 0 до 18 446 744 073 709 551 615. Занимает в памяти, как правило, 8 байт (64 бита).</text:span></text:p>
      <text:p text:style-name="P26"><text:soft-page-break/></text:p>
      <text:p text:style-name="P28"><text:span text:style-name="T9">Имеет</text:span><text:span text:style-name="T7"> </text:span><text:span text:style-name="T9">синоним</text:span><text:span text:style-name="T7"> unsigned long long int.</text:span></text:p>
      <text:p text:style-name="P26"/>
      <text:p text:style-name="P28"><text:span text:style-name="T8">float</text:span><text:span text:style-name="T9">: представляет вещественное число ординарной точности с плавающей точкой в диапазоне +/- 3.4</text:span><text:span text:style-name="T7">E</text:span><text:span text:style-name="T9">-38 до 3.4</text:span><text:span text:style-name="T7">E</text:span><text:span text:style-name="T9">+38. </text:span><text:span text:style-name="T7">В памяти занимает 4 байта (32 бита)</text:span></text:p>
      <text:p text:style-name="P27"/>
      <text:p text:style-name="P28"><text:span text:style-name="T8">double</text:span><text:span text:style-name="T9">: представляет вещественное число двойной точности с плавающей точкой в диапазоне +/- 1.7</text:span><text:span text:style-name="T7">E</text:span><text:span text:style-name="T9">-308 до 1.7</text:span><text:span text:style-name="T7">E</text:span><text:span text:style-name="T9">+308. В памяти занимает 8 байт (64 бита)</text:span></text:p>
      <text:p text:style-name="P26"/>
      <text:p text:style-name="P28"><text:span text:style-name="T8">long</text:span><text:span text:style-name="T14"> </text:span><text:span text:style-name="T8">double</text:span><text:span text:style-name="T9">: представляет вещественное число двойной точности с плавающей точкой не менее 8 байт (64 бит). В зависимости от размера занимаемой памяти может отличаться диапазон допустимых значений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r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r2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" style:family="text" style:parent-style-name="Default_20_Paragraph_20_Font"/>
    <style:style style:name="o" style:family="text" style:parent-style-name="Default_20_Paragraph_20_Font"/>
    <style:style style:name="k" style:family="text" style:parent-style-name="Default_20_Paragraph_20_Font"/>
    <style:style style:name="p" style:family="text" style:parent-style-name="Default_20_Paragraph_20_Font"/>
    <style:style style:name="k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eter</meta:initial-creator>
    <meta:editing-cycles>20</meta:editing-cycles>
    <meta:creation-date>2020-06-22T14:35:00</meta:creation-date>
    <dc:date>2020-06-22T19:24:51.915690233</dc:date>
    <meta:editing-duration>PT1H13M4S</meta:editing-duration>
    <meta:generator>LibreOffice/6.3.5.2$Linux_X86_64 LibreOffice_project/30$Build-2</meta:generator>
    <meta:document-statistic meta:table-count="0" meta:image-count="0" meta:object-count="0" meta:page-count="6" meta:paragraph-count="60" meta:word-count="1143" meta:character-count="7229" meta:non-whitespace-character-count="61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